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-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Titel" style:master-page-name="MP0" style:family="paragraph">
      <style:paragraph-properties fo:break-before="page" fo:text-align="center"/>
      <style:text-properties fo:font-weight="bold" style:font-weight-asian="bold" style:font-weight-complex="bold" fo:language="en" fo:country="US"/>
    </style:style>
    <style:style style:name="P2" style:parent-style-name="Titel" style:family="paragraph">
      <style:text-properties fo:language="en" fo:country="US"/>
    </style:style>
    <style:style style:name="P3" style:parent-style-name="Titel" style:family="paragraph">
      <style:text-properties fo:language="en" fo:country="US"/>
    </style:style>
    <style:style style:name="P4" style:parent-style-name="Standard" style:family="paragraph">
      <style:paragraph-properties style:vertical-align="auto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-asian="Times New Roman" style:font-name-complex="Calibri" fo:hyphenate="true"/>
    </style:style>
    <style:style style:name="P5" style:parent-style-name="Standard" style:family="paragraph">
      <style:paragraph-properties style:vertical-align="auto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-asian="Times New Roman" style:font-name-complex="Calibri" fo:language="en" fo:country="US" fo:hyphenate="true"/>
    </style:style>
    <style:style style:name="P6" style:parent-style-name="Listenabsatz" style:list-style-name="LFO4" style:family="paragraph">
      <style:text-properties fo:language="en" fo:country="US"/>
    </style:style>
    <style:style style:name="P7" style:parent-style-name="Listenabsatz" style:list-style-name="LFO4" style:family="paragraph">
      <style:paragraph-properties fo:text-align="justify"/>
    </style:style>
    <style:style style:name="T8" style:parent-style-name="Absatz-Standardschriftart" style:family="text">
      <style:text-properties fo:font-weight="bold" style:font-weight-asian="bold" style:font-weight-complex="bold" fo:language="en" fo:country="US"/>
    </style:style>
    <style:style style:name="T9" style:parent-style-name="Absatz-Standardschriftart" style:family="text">
      <style:text-properties fo:language="en" fo:country="US"/>
    </style:style>
    <style:style style:name="T10" style:parent-style-name="Absatz-Standardschriftart" style:family="text">
      <style:text-properties fo:language="en" fo:country="US"/>
    </style:style>
    <style:style style:name="T11" style:parent-style-name="Absatz-Standardschriftart" style:family="text">
      <style:text-properties fo:language="en" fo:country="US"/>
    </style:style>
    <style:style style:name="P12" style:parent-style-name="Standard" style:family="paragraph">
      <style:paragraph-properties style:vertical-align="auto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-asian="Times New Roman" style:font-name-complex="Calibri" fo:language="en" fo:country="US" fo:hyphenate="true"/>
    </style:style>
    <style:style style:name="P13" style:parent-style-name="Listenabsatz" style:list-style-name="LFO5" style:family="paragraph">
      <style:paragraph-properties fo:text-align="justify"/>
    </style:style>
    <style:style style:name="T14" style:parent-style-name="Absatz-Standardschriftart" style:family="text">
      <style:text-properties fo:language="en" fo:country="US"/>
    </style:style>
    <style:style style:name="T15" style:parent-style-name="Absatz-Standardschriftart" style:family="text">
      <style:text-properties fo:font-weight="bold" style:font-weight-asian="bold" style:font-weight-complex="bold" fo:language="en" fo:country="US"/>
    </style:style>
    <style:style style:name="T16" style:parent-style-name="Absatz-Standardschriftart" style:family="text">
      <style:text-properties fo:language="en" fo:country="US"/>
    </style:style>
    <style:style style:name="T17" style:parent-style-name="Absatz-Standardschriftart" style:family="text">
      <style:text-properties fo:language="en" fo:country="US"/>
    </style:style>
    <style:style style:name="P18" style:parent-style-name="Titel" style:family="paragraph">
      <style:text-properties fo:language="en" fo:country="US"/>
    </style:style>
    <style:style style:name="P19" style:parent-style-name="Listenabsatz" style:list-style-name="LFO7" style:family="paragraph">
      <style:text-properties fo:language="en" fo:country="US"/>
    </style:style>
    <style:style style:name="P20" style:parent-style-name="Listenabsatz" style:list-style-name="LFO7" style:family="paragraph">
      <style:text-properties fo:language="en" fo:country="US"/>
    </style:style>
    <style:style style:name="P21" style:parent-style-name="Listenabsatz" style:list-style-name="LFO7" style:family="paragraph">
      <style:text-properties fo:language="en" fo:country="US"/>
    </style:style>
    <style:style style:name="P22" style:parent-style-name="Listenabsatz" style:list-style-name="LFO7" style:family="paragraph">
      <style:text-properties fo:language="en" fo:country="US"/>
    </style:style>
    <style:style style:name="P23" style:parent-style-name="Listenabsatz" style:list-style-name="LFO7" style:family="paragraph">
      <style:text-properties fo:language="en" fo:country="US"/>
    </style:style>
    <style:style style:name="P24" style:parent-style-name="Titel" style:family="paragraph">
      <style:text-properties fo:language="en" fo:country="US"/>
    </style:style>
    <style:style style:name="P25" style:parent-style-name="Listenabsatz" style:list-style-name="LFO6" style:family="paragraph">
      <style:text-properties fo:language="en" fo:country="US"/>
    </style:style>
    <style:style style:name="P26" style:parent-style-name="Listenabsatz" style:list-style-name="LFO6" style:family="paragraph">
      <style:text-properties fo:language="en" fo:country="US"/>
    </style:style>
    <style:style style:name="P27" style:parent-style-name="Listenabsatz" style:list-style-name="LFO6" style:family="paragraph">
      <style:text-properties fo:language="en" fo:country="US"/>
    </style:style>
    <style:style style:name="P28" style:parent-style-name="Listenabsatz" style:list-style-name="LFO6" style:family="paragraph">
      <style:text-properties fo:language="en" fo:country="US"/>
    </style:style>
    <style:style style:name="P29" style:parent-style-name="Titel" style:family="paragraph">
      <style:text-properties fo:language="en" fo:country="US"/>
    </style:style>
    <style:style style:name="P30" style:parent-style-name="Listenabsatz" style:list-style-name="LFO6" style:family="paragraph"/>
    <style:style style:name="T31" style:parent-style-name="Absatz-Standardschriftart" style:family="text">
      <style:text-properties fo:language="en" fo:country="US"/>
    </style:style>
    <style:style style:name="T32" style:parent-style-name="Absatz-Standardschriftart" style:family="text">
      <style:text-properties fo:font-weight="bold" style:font-weight-asian="bold" style:font-weight-complex="bold" fo:language="en" fo:country="US"/>
    </style:style>
    <style:style style:name="P33" style:parent-style-name="Listenabsatz" style:list-style-name="LFO6" style:family="paragraph">
      <style:paragraph-properties fo:text-align="justify"/>
    </style:style>
    <style:style style:name="T34" style:parent-style-name="Absatz-Standardschriftart" style:family="text">
      <style:text-properties fo:language="en" fo:country="US"/>
    </style:style>
    <style:style style:name="T35" style:parent-style-name="Absatz-Standardschriftart" style:family="text">
      <style:text-properties fo:font-weight="bold" style:font-weight-asian="bold" style:font-weight-complex="bold" fo:language="en" fo:country="US"/>
    </style:style>
    <style:style style:name="P36" style:parent-style-name="Listenabsatz" style:list-style-name="LFO6" style:family="paragraph">
      <style:paragraph-properties fo:text-align="justify"/>
    </style:style>
    <style:style style:name="T37" style:parent-style-name="Absatz-Standardschriftart" style:family="text">
      <style:text-properties style:font-weight-complex="bold" fo:language="en" fo:country="US"/>
    </style:style>
    <style:style style:name="T38" style:parent-style-name="Absatz-Standardschriftart" style:family="text">
      <style:text-properties fo:font-weight="bold" style:font-weight-asian="bold" fo:language="en" fo:country="US"/>
    </style:style>
    <style:style style:name="P39" style:parent-style-name="Listenabsatz" style:list-style-name="LFO6" style:family="paragraph">
      <style:paragraph-properties fo:text-align="justify"/>
      <style:text-properties style:font-weight-complex="bold" fo:language="en" fo:country="US"/>
    </style:style>
    <style:style style:name="P40" style:parent-style-name="Titel" style:family="paragraph">
      <style:paragraph-properties fo:margin-left="0.5in">
        <style:tab-stops/>
      </style:paragraph-properties>
      <style:text-properties fo:language="en" fo:country="US"/>
    </style:style>
    <style:style style:name="P41" style:parent-style-name="Listenabsatz" style:list-style-name="LFO8" style:family="paragraph">
      <style:text-properties fo:color="#4472C4" fo:language="en" fo:country="US"/>
    </style:style>
    <style:style style:name="P42" style:parent-style-name="Listenabsatz" style:list-style-name="LFO8" style:family="paragraph">
      <style:text-properties fo:language="en" fo:country="US"/>
    </style:style>
    <style:style style:name="P43" style:parent-style-name="Listenabsatz" style:list-style-name="LFO8" style:family="paragraph">
      <style:text-properties fo:language="en" fo:country="US"/>
    </style:style>
    <style:style style:name="P44" style:parent-style-name="Listenabsatz" style:list-style-name="LFO8" style:family="paragraph">
      <style:text-properties fo:language="en" fo:country="US"/>
    </style:style>
    <style:style style:name="P45" style:parent-style-name="Listenabsatz" style:list-style-name="LFO8" style:family="paragraph">
      <style:text-properties fo:color="#70AD47" fo:language="en" fo:country="US"/>
    </style:style>
    <style:style style:name="P46" style:parent-style-name="Listenabsatz" style:list-style-name="LFO8" style:family="paragraph">
      <style:text-properties fo:language="en" fo:country="US"/>
    </style:style>
    <style:style style:name="P47" style:parent-style-name="Listenabsatz" style:list-style-name="LFO8" style:family="paragraph">
      <style:paragraph-properties fo:text-align="justify"/>
      <style:text-properties fo:font-weight="bold" style:font-weight-asian="bold" style:font-weight-complex="bold" fo:color="#ED7D31" fo:language="en" fo:country="US"/>
    </style:style>
    <style:style style:name="P48" style:parent-style-name="Listenabsatz" style:list-style-name="LFO8" style:family="paragraph">
      <style:text-properties fo:language="en" fo:country="US"/>
    </style:style>
    <style:style style:name="P49" style:parent-style-name="Standard" style:family="paragraph">
      <style:text-properties fo:language="en" fo:country="US"/>
    </style:style>
    <style:style style:name="P50" style:parent-style-name="Listenabsatz" style:family="paragraph">
      <style:paragraph-properties fo:margin-left="0in">
        <style:tab-stops/>
      </style:paragraph-properties>
      <style:text-properties fo:language="en" fo:country="US"/>
    </style:style>
    <style:style style:name="P51" style:parent-style-name="Standard" style:family="paragraph">
      <style:text-properties fo:font-style="italic" style:font-style-asian="italic" style:font-style-complex="italic" fo:language="en" fo:country="US"/>
    </style:style>
  </office:automatic-styles>
  <office:body>
    <office:text text:use-soft-page-breaks="true">
      <text:p text:style-name="P1">Upgrade from Legacy<text:s/>Agent (Migration)</text:p>
      <text:p text:style-name="P2"/>
      <text:p text:style-name="P3">Conditions</text:p>
      <text:p text:style-name="P4"/>
      <text:p text:style-name="P5">Manual Upgrade</text:p>
      <text:list text:style-name="LFO4" text:continue-numbering="true">
        <text:list-item>
          <text:p text:style-name="P6">Legacy Agent 1.5 installed</text:p>
        </text:list-item>
        <text:list-item>
          <text:p text:style-name="P7"><text:span text:style-name="T8">Packaged</text:span><text:span text:style-name="T9"><text:s/>Agent<text:s/></text:span><text:span text:style-name="T10">MSI</text:span><text:span text:style-name="T11"><text:s/>is used</text:span></text:p>
        </text:list-item>
      </text:list>
      <text:p text:style-name="P12">Upgrade with Check MK<text:s/>Agent<text:s/>Update plugin</text:p>
      <text:list text:style-name="LFO5" text:continue-numbering="true">
        <text:list-item>
          <text:p text:style-name="P13"><text:span text:style-name="T14">Legacy Agent<text:s/></text:span><text:span text:style-name="T15">1.50p19</text:span><text:span text:style-name="T16"><text:s/>or newer installed</text:span><text:span text:style-name="T17">. Since this version agent update plugin is fully compatible with 1.6</text:span></text:p>
        </text:list-item>
      </text:list>
      <text:p text:style-name="P18">Process</text:p>
      <text:list text:style-name="LFO7" text:continue-numbering="true">
        <text:list-item>
          <text:p text:style-name="P19">Legacy Agent is found, stopped and disabled</text:p>
        </text:list-item>
        <text:list-item>
          <text:p text:style-name="P20">Legacy configuration files are converted to the yml configuration file with preserving of the relative paths</text:p>
        </text:list-item>
        <text:list-item>
          <text:p text:style-name="P21">Legacy’s files in plugins, local, mrpe, config and state folders are copied to corresponding folders of new agent. Openhardwaremonitor, logs and temp folders are ignored. Also ignored legacy agent update plugin.</text:p>
        </text:list-item>
        <text:list-item>
          <text:p text:style-name="P22">If Update is done using check MK Agent Update Plugin, the New Agent patches Legacy agent data files to prevent Legacy Agent Plugin from next actions</text:p>
        </text:list-item>
        <text:list-item>
          <text:p text:style-name="P23">[Optional] Legacy Agent may be removed from the system if it is defined by bakery</text:p>
        </text:list-item>
      </text:list>
      <text:p text:style-name="P24">Limitations</text:p>
      <text:list text:style-name="LFO6" text:continue-numbering="true">
        <text:list-item>
          <text:p text:style-name="P25">Vanilla or Naked Agent MSI cannot reuse your current<text:s/>bakery<text:s/>configuration of the Legacy Agent. This is by design: you can have only one bakery configuration.</text:p>
        </text:list-item>
        <text:list-item>
          <text:p text:style-name="P26">Upgrade is done only once, immediately after installation</text:p>
        </text:list-item>
        <text:list-item>
          <text:p text:style-name="P27">Some plugins with hard<text:s/>encoded relative paths may not work. This is rather exception.</text:p>
        </text:list-item>
        <text:list-item>
          <text:p text:style-name="P28">Firewall Rule may require your attention.<text:s/></text:p>
        </text:list-item>
      </text:list>
      <text:p text:style-name="P29">Miscellaneous</text:p>
      <text:list text:style-name="LFO6" text:continue-numbering="true">
        <text:list-item>
          <text:p text:style-name="P30"><text:span text:style-name="T31">You may retry upgrade process with command line option<text:s/></text:span><text:span text:style-name="T32">upgrade</text:span></text:p>
        </text:list-item>
        <text:list-item>
          <text:p text:style-name="P33"><text:span text:style-name="T34">You may force upgrade process with command line option<text:s/></text:span><text:span text:style-name="T35">upgrade -force</text:span></text:p>
        </text:list-item>
        <text:list-item>
          <text:p text:style-name="P36"><text:span text:style-name="T37">You may remove Legacy Agent manually with command line option<text:s/></text:span><text:span text:style-name="T38">remove_legacy</text:span></text:p>
        </text:list-item>
        <text:list-item>
          <text:p text:style-name="P39">If your legacy agent is not removed, you may switch between two agents using simple script</text:p>
        </text:list-item>
      </text:list>
      <text:soft-page-break/>
      <text:p text:style-name="P40">Configuration File Conversion Rules</text:p>
      <text:list text:style-name="LFO8" text:continue-numbering="true">
        <text:list-item>
          <text:p text:style-name="P41">With packaged MSI</text:p>
          <text:list text:continue-numbering="true">
            <text:list-item>
              <text:p text:style-name="P42">Legacy<text:s/>check_mk_local.ini(if presented) is always converted to check_mk.user.yml</text:p>
            </text:list-item>
            <text:list-item>
              <text:p text:style-name="P43">Legacy<text:s/>check_mk.ini generated by WATO is converted to check_mk.bakery.yml</text:p>
            </text:list-item>
            <text:list-item>
              <text:p text:style-name="P44">Legacy<text:s/>check_mk.ini created by the user is converted to check_mk.user.yml. This step is skipped if check_mk.user.yml had been created during step a.</text:p>
            </text:list-item>
          </text:list>
        </text:list-item>
        <text:list-item>
          <text:p text:style-name="P45">With Baked or Vanilla MSI</text:p>
          <text:list text:continue-numbering="true">
            <text:list-item>
              <text:p text:style-name="P46">Legacy<text:s/>check_mk_local.ini(if presented) is always converted to check_mk.user.yml</text:p>
            </text:list-item>
            <text:list-item>
              <text:p text:style-name="P47">Legacy<text:s/>check_mk.ini generated by WATO is ignored. This is quite important.</text:p>
            </text:list-item>
            <text:list-item>
              <text:p text:style-name="P48">Legacy<text:s/>check_mk.ini if created by the user is converted to check_mk.user.yml. This step is skipped if check_mk.user.yml had been created during step a.</text:p>
            </text:list-item>
          </text:list>
        </text:list-item>
      </text:list>
      <text:p text:style-name="P49"/>
      <text:p text:style-name="P50"/>
      <text:p text:style-name="P5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Listenabsatz" style:display-name="Listenabsatz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Untertitel" style:display-name="Untertitel" style:family="paragraph" style:parent-style-name="Standard" style:next-style-name="Standard">
      <style:text-properties style:font-name-asian="Times New Roman" fo:color="#5A5A5A" fo:letter-spacing="0.0104in" fo:hyphenate="false"/>
    </style:style>
    <style:style style:name="UntertitelZchn" style:display-name="Untertitel Zchn" style:family="text" style:parent-style-name="Absatz-Standardschriftart">
      <style:text-properties style:font-name-asian="Times New Roman" fo:color="#5A5A5A" fo:letter-spacing="0.0104in"/>
    </style:style>
    <style:style style:name="Titel" style:display-name="Titel" style:family="paragraph" style:parent-style-name="Standard" style:next-style-name="Standard">
      <style:paragraph-properties fo:margin-bottom="0in" fo:line-height="100%"/>
      <style:text-properties style:font-name="Calibri Light" style:font-name-asian="Times New Roman" fo:letter-spacing="-0.0069in" style:letter-kerning="true" fo:font-size="28pt" style:font-size-asian="28pt" style:font-size-complex="28pt" fo:hyphenate="false"/>
    </style:style>
    <style:style style:name="TitelZchn" style:display-name="Titel Zchn" style:family="text" style:parent-style-name="Absatz-Standardschriftar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HTMLVorformatiert" style:display-name="HTML Vorformatiert" style:family="paragraph" style:parent-style-name="Standard">
      <style:paragraph-properties style:vertical-align="auto"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hyphenate="true"/>
    </style:style>
    <style:style style:name="HTMLVorformatiertZchn" style:display-name="HTML Vorformatiert Zchn" style:family="text" style:parent-style-name="Absatz-Standardschriftart">
      <style:text-properties style:font-name="Courier New" style:font-name-asian="Times New Roman" style:font-name-complex="Courier New" fo:font-size="10pt" style:font-size-asian="10pt" style:font-size-complex="10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6LVL1" style:family="text">
      <style:text-properties style:font-name="Symbol" style:font-name-asian="Calibri" style:font-name-complex="Times New Roman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-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Sergey Kipnis</meta:initial-creator>
    <dc:creator>Sergey Kipnis</dc:creator>
    <meta:creation-date>2019-08-13T07:24:00Z</meta:creation-date>
    <dc:date>2019-08-13T07:48:00Z</dc:date>
    <meta:template xlink:href="Normal.dotm" xlink:type="simple"/>
    <meta:editing-cycles>4</meta:editing-cycles>
    <meta:editing-duration>PT1440S</meta:editing-duration>
    <meta:document-statistic meta:page-count="2" meta:paragraph-count="4" meta:word-count="334" meta:character-count="2237" meta:row-count="15" meta:non-whitespace-character-count="1907"/>
  </office:meta>
</office:document-meta>
</file>